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.5pt" officeooo:rsid="000c24e2" officeooo:paragraph-rsid="000c24e2" style:font-size-asian="10.5pt" style:font-size-complex="10.5pt"/>
    </style:style>
    <style:style style:name="P2" style:family="paragraph" style:parent-style-name="Standard">
      <style:text-properties style:font-name="Verdana" fo:font-size="10.5pt" officeooo:rsid="000c24e2" officeooo:paragraph-rsid="000c3d44" style:font-size-asian="10.5pt" style:font-size-complex="10.5pt"/>
    </style:style>
    <style:style style:name="P3" style:family="paragraph" style:parent-style-name="Standard">
      <style:text-properties style:font-name="Verdana" fo:font-size="10.5pt" officeooo:rsid="000c24e2" officeooo:paragraph-rsid="00101faf" style:font-size-asian="10.5pt" style:font-size-complex="10.5pt"/>
    </style:style>
    <style:style style:name="P4" style:family="paragraph" style:parent-style-name="Standard">
      <style:text-properties style:font-name="Verdana" fo:font-size="10.5pt" officeooo:rsid="000b8afa" officeooo:paragraph-rsid="000b419c" style:font-size-asian="10.5pt" style:font-size-complex="10.5pt"/>
    </style:style>
    <style:style style:name="P5" style:family="paragraph" style:parent-style-name="Standard">
      <style:text-properties style:font-name="Verdana" fo:font-size="10.5pt" officeooo:rsid="000b8afa" officeooo:paragraph-rsid="0010161b" style:font-size-asian="10.5pt" style:font-size-complex="10.5pt"/>
    </style:style>
    <style:style style:name="P6" style:family="paragraph" style:parent-style-name="Standard">
      <style:text-properties style:font-name="Verdana" fo:font-size="10.5pt" officeooo:rsid="000c3d44" officeooo:paragraph-rsid="000c3d44" style:font-size-asian="10.5pt" style:font-size-complex="10.5pt"/>
    </style:style>
    <style:style style:name="P7" style:family="paragraph" style:parent-style-name="Standard">
      <style:text-properties style:font-name="Verdana" fo:font-size="10.5pt" officeooo:rsid="000c3d44" officeooo:paragraph-rsid="000e262d" style:font-size-asian="10.5pt" style:font-size-complex="10.5pt"/>
    </style:style>
    <style:style style:name="P8" style:family="paragraph" style:parent-style-name="Standard">
      <style:text-properties style:font-name="Verdana" fo:font-size="10.5pt" officeooo:rsid="000c3d44" officeooo:paragraph-rsid="000ff97d" style:font-size-asian="10.5pt" style:font-size-complex="10.5pt"/>
    </style:style>
    <style:style style:name="P9" style:family="paragraph" style:parent-style-name="Standard">
      <style:text-properties style:font-name="Verdana" fo:font-size="10.5pt" officeooo:rsid="000f139c" officeooo:paragraph-rsid="0010161b" style:font-size-asian="10.5pt" style:font-size-complex="10.5pt"/>
    </style:style>
    <style:style style:name="P10" style:family="paragraph" style:parent-style-name="Standard">
      <style:text-properties style:font-name="Verdana" fo:font-size="10.5pt" officeooo:rsid="0010161b" officeooo:paragraph-rsid="0010161b" style:font-size-asian="10.5pt" style:font-size-complex="10.5pt"/>
    </style:style>
    <style:style style:name="P11" style:family="paragraph" style:parent-style-name="Standard">
      <style:text-properties style:font-name="Verdana" fo:font-size="10.5pt" officeooo:rsid="000d87da" officeooo:paragraph-rsid="0010161b" style:font-size-asian="10.5pt" style:font-size-complex="10.5pt"/>
    </style:style>
    <style:style style:name="P12" style:family="paragraph" style:parent-style-name="Standard">
      <style:text-properties style:font-name="Verdana" fo:font-size="10.5pt" officeooo:rsid="0012c66a" officeooo:paragraph-rsid="0010161b" style:font-size-asian="10.5pt" style:font-size-complex="10.5pt"/>
    </style:style>
    <style:style style:name="P13" style:family="paragraph" style:parent-style-name="Standard">
      <style:text-properties style:font-name="Verdana" fo:font-size="10.5pt" officeooo:rsid="001183ae" officeooo:paragraph-rsid="0010161b" style:font-size-asian="10.5pt" style:font-size-complex="10.5pt"/>
    </style:style>
    <style:style style:name="P14" style:family="paragraph" style:parent-style-name="Standard">
      <style:text-properties style:font-name="Verdana" fo:font-size="10.5pt" officeooo:rsid="001183ae" officeooo:paragraph-rsid="000b419c" style:font-size-asian="10.5pt" style:font-size-complex="10.5pt"/>
    </style:style>
    <style:style style:name="P15" style:family="paragraph" style:parent-style-name="Standard">
      <style:text-properties style:font-name="Verdana" fo:font-size="10.5pt" officeooo:rsid="00105ba3" officeooo:paragraph-rsid="0010161b" style:font-size-asian="10.5pt" style:font-size-complex="10.5pt"/>
    </style:style>
    <style:style style:name="P16" style:family="paragraph" style:parent-style-name="Standard">
      <style:text-properties style:font-name="Verdana" fo:font-size="10.5pt" officeooo:rsid="00101faf" officeooo:paragraph-rsid="00101faf" style:font-size-asian="10.5pt" style:font-size-complex="10.5pt"/>
    </style:style>
    <style:style style:name="P17" style:family="paragraph" style:parent-style-name="Standard">
      <style:text-properties style:font-name="Verdana" fo:font-size="10.5pt" officeooo:rsid="00193a22" officeooo:paragraph-rsid="000b419c" style:font-size-asian="10.5pt" style:font-size-complex="10.5pt"/>
    </style:style>
    <style:style style:name="P18" style:family="paragraph" style:parent-style-name="Standard">
      <style:text-properties style:font-name="Verdana" fo:font-size="10.5pt" officeooo:rsid="0019cc5f" officeooo:paragraph-rsid="000b419c" style:font-size-asian="10.5pt" style:font-size-complex="10.5pt"/>
    </style:style>
    <style:style style:name="P19" style:family="paragraph" style:parent-style-name="Standard">
      <style:text-properties style:font-name="Verdana" fo:font-size="10.5pt" officeooo:rsid="001ac579" officeooo:paragraph-rsid="000b419c" style:font-size-asian="10.5pt" style:font-size-complex="10.5pt"/>
    </style:style>
    <style:style style:name="P20" style:family="paragraph" style:parent-style-name="Standard">
      <style:text-properties style:font-name="Verdana" fo:font-size="10.5pt" fo:font-weight="bold" officeooo:rsid="000c24e2" officeooo:paragraph-rsid="000c24e2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Verdana" fo:font-size="10.5pt" fo:font-weight="bold" officeooo:rsid="000c3d44" officeooo:paragraph-rsid="000c3d44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Verdana" fo:font-size="10.5pt" fo:font-weight="bold" officeooo:rsid="000b8afa" officeooo:paragraph-rsid="000b419c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Verdana" fo:font-size="10.5pt" fo:font-weight="bold" officeooo:rsid="00193a22" officeooo:paragraph-rsid="000b419c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Verdana" fo:font-size="10.5pt" fo:font-weight="bold" officeooo:rsid="00193a22" officeooo:paragraph-rsid="0013d47a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ce181e" style:font-name="Verdana" fo:font-size="10.5pt" officeooo:rsid="000c24e2" officeooo:paragraph-rsid="000c24e2" style:font-size-asian="10.5pt" style:font-size-complex="10.5pt"/>
    </style:style>
    <style:style style:name="P26" style:family="paragraph" style:parent-style-name="Standard">
      <style:text-properties fo:color="#ce181e" style:font-name="Verdana" fo:font-size="10.5pt" officeooo:rsid="0013d47a" officeooo:paragraph-rsid="0013d47a" style:font-size-asian="10.5pt" style:font-size-complex="10.5pt"/>
    </style:style>
    <style:style style:name="T1" style:family="text">
      <style:text-properties officeooo:rsid="0012c66a"/>
    </style:style>
    <style:style style:name="T2" style:family="text">
      <style:text-properties officeooo:rsid="001bf17f"/>
    </style:style>
    <style:style style:name="T3" style:family="text">
      <style:text-properties officeooo:rsid="000f139c"/>
    </style:style>
    <style:style style:name="T4" style:family="text">
      <style:text-properties officeooo:rsid="001e871c"/>
    </style:style>
    <style:style style:name="T5" style:family="text">
      <style:text-properties officeooo:rsid="001ac579"/>
    </style:style>
    <style:style style:name="T6" style:family="text">
      <style:text-properties officeooo:rsid="001ad861"/>
    </style:style>
    <style:style style:name="T7" style:family="text">
      <style:text-properties officeooo:rsid="001cbc8d"/>
    </style:style>
    <style:style style:name="T8" style:family="text">
      <style:text-properties officeooo:rsid="000c3d44"/>
    </style:style>
    <style:style style:name="T9" style:family="text">
      <style:text-properties officeooo:rsid="000e262d"/>
    </style:style>
    <style:style style:name="T10" style:family="text">
      <style:text-properties officeooo:rsid="000ff97d"/>
    </style:style>
    <style:style style:name="T11" style:family="text">
      <style:text-properties officeooo:rsid="0010161b"/>
    </style:style>
    <style:style style:name="T12" style:family="text">
      <style:text-properties officeooo:rsid="00101fa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01faf" style:font-style-asian="italic" style:font-style-complex="italic"/>
    </style:style>
    <style:style style:name="T15" style:family="text">
      <style:text-properties officeooo:rsid="0013d4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1. Kontekst funkcjonowania</text:p>
      <text:p text:style-name="P1"/>
      <text:p text:style-name="P1"><text:tab/><text:span text:style-name="T15">System będzie służył do zarządzania hotelem. </text:span>Użytkownikami systemu będą: administrator, manager, pracownicy recepcji oraz klienci, a także goście (osoby nie posiadające konta w systemie). Poszczególni użytkownicy będą mieli możliwość komunikacji ze sobą.</text:p>
      <text:p text:style-name="P1"/>
      <text:p text:style-name="P25"><text:tab/><text:span text:style-name="T15">O języku programowania i innych głupotach można tu napisać :D</text:span></text:p>
      <text:p text:style-name="P4"/>
      <text:p text:style-name="P20">2. Charakterystyka użytkowników</text:p>
      <text:p text:style-name="P1"/>
      <text:p text:style-name="P1"><text:span text:style-name="T13">Administrator</text:span> – posiada szczegółową wiedzę na temat funkcjonowania systemu, dzięki czemu w razie awarii, potrafi szybko poradzić sobie z zaistniałą sytuacją. <text:s/></text:p>
      <text:p text:style-name="P1"/>
      <text:p text:style-name="P1"><text:span text:style-name="T13">Manager</text:span> – <text:s/>posiada ogólną wiedzę na temat systemu, potrafi przeprowadzić podstawowe operacje <text:span text:style-name="T8">w</text:span> systemie, odpowiada za marketing. </text:p>
      <text:p text:style-name="P1"><text:s/></text:p>
      <text:p text:style-name="P1"><text:span text:style-name="T13">Recepcjonista</text:span> – posiada ogólną wiedzę na temat systemu, potrafi przeprowadzić podstawowe operacje <text:span text:style-name="T8">w</text:span> systemie, udzielić klientowi informacji na temat aktualnej oferty hotelu. Odpowiada za przyjmowanie opłat oraz kontakt z klientem.</text:p>
      <text:p text:style-name="P1"/>
      <text:p text:style-name="P2"><text:span text:style-name="T13">Klient</text:span> – posiada ograniczony dostęp do systemu, który umożliwia <text:span text:style-name="T8">przeglądanie oferty hotelu, rezerwację pokoju oraz rezygnację z dokonanej rezerwacji lub dokonanie opłaty</text:span>. Jest to osoba pełnoletnia (bądź osoba posiadająca zgodę opiekuna prawnego na wynajęcie pokoju). </text:p>
      <text:p text:style-name="P2"/>
      <text:p text:style-name="P3"><text:span text:style-name="T14">Gość</text:span> – <text:span text:style-name="T12">osoba niezarejestrowana w systemie</text:span>. <text:span text:style-name="T12">Ma możliwość przeglądania listy dostępnych pokoi oraz dokonania rejestracji w systemie.</text:span> </text:p>
      <text:p text:style-name="P4"/>
      <text:p text:style-name="P21">3. Główne funkcje produktu</text:p>
      <text:p text:style-name="P6"/>
      <text:p text:style-name="P7"><text:span text:style-name="T9">Administrator</text:span>: <text:s/></text:p>
      <text:p text:style-name="P7">▪ <text:span text:style-name="T9">dodaje i usuwa pracowników</text:span>, <text:s/></text:p>
      <text:p text:style-name="P7">▪ edytuje <text:span text:style-name="T9">dane pracowników</text:span>, <text:s/></text:p>
      <text:p text:style-name="P7">▪ wprowadza <text:span text:style-name="T9">i usuwa</text:span> <text:span text:style-name="T9">pokoje do/z bazy,</text:span></text:p>
      <text:p text:style-name="P7">▪ <text:span text:style-name="T9">edytuje parametr pokoi w bazie.</text:span></text:p>
      <text:p text:style-name="P6"/>
      <text:p text:style-name="P6"><text:span text:style-name="T9">Manager</text:span>: <text:s/></text:p>
      <text:p text:style-name="P6">▪ tworzy i usuwa akcje promocyjne, <text:s/></text:p>
      <text:p text:style-name="P6">▪ edytuje akcje promocyjne, <text:s/></text:p>
      <text:p text:style-name="P6">▪ wprowadza i edytuje ceny pokoi. <text:s/></text:p>
      <text:p text:style-name="P6"><text:s/></text:p>
      <text:p text:style-name="P6">Recepcjonista: <text:s/></text:p>
      <text:p text:style-name="P6">▪ <text:span text:style-name="T9">dodaje i anuluje rezerwacje</text:span>,</text:p>
      <text:p text:style-name="P7">▪ <text:span text:style-name="T9">modyfikuje dane rezerwacji,</text:span> </text:p>
      <text:p text:style-name="P6">▪ <text:span text:style-name="T9">przegląda aktualne rezerwacje i obłożenia pokoi,</text:span> </text:p>
      <text:p text:style-name="P7">▪ weryfikuje osoby odwiedzające <text:span text:style-name="T9">hotel,</text:span> </text:p>
      <text:p text:style-name="P8">▪ <text:span text:style-name="T10">drukuje paragony/faktury za pobyt w hotelu,</text:span> </text:p>
      <text:p text:style-name="P8">▪ <text:span text:style-name="T10">odpowiada na formularze kontaktowe,</text:span> </text:p>
      <text:p text:style-name="P6"><text:s/></text:p>
      <text:p text:style-name="P6"/>
      <text:p text:style-name="P8"><text:span text:style-name="T10">Klient</text:span>: <text:s/></text:p>
      <text:p text:style-name="P8">▪ <text:span text:style-name="T10">wprowadza i edytuje swoje dane osobowe</text:span>, <text:s/></text:p>
      <text:p text:style-name="P8">▪ <text:span text:style-name="T10">przegląda listę dostępnych pokoi</text:span>, </text:p>
      <text:p text:style-name="P8">▪ <text:span text:style-name="T10">rezerwuje i anuluje rezerwację za pokój</text:span>, <text:s/></text:p>
      <text:p text:style-name="P8">▪ <text:span text:style-name="T10">edytuje rezerwację za pokój</text:span>, </text:p>
      <text:p text:style-name="P8">▪ <text:span text:style-name="T10">dokonuje opłat za wynajęty pokój</text:span>, <text:s text:c="2"/></text:p>
      <text:p text:style-name="P8"><text:soft-page-break/>▪ <text:span text:style-name="T10">przegląda historię rezerwacji</text:span>, <text:s/></text:p>
      <text:p text:style-name="P8">▪ <text:span text:style-name="T10">korzysta z formularza kontaktowego</text:span>. <text:s text:c="2"/></text:p>
      <text:p text:style-name="P8"/>
      <text:p text:style-name="P8"><text:span text:style-name="T10">Gość</text:span>: <text:s/></text:p>
      <text:p text:style-name="P8">▪ <text:span text:style-name="T10">rejestruje się w systemie</text:span>, <text:s/></text:p>
      <text:p text:style-name="P8">▪ <text:span text:style-name="T10">przegląda listę dostępnych pokoi</text:span>, </text:p>
      <text:p text:style-name="P6"/>
      <text:p text:style-name="P4"/>
      <text:p text:style-name="P22"><text:span text:style-name="T12">4. </text:span>Wymagania funkcjonalne</text:p>
      <text:p text:style-name="P4"/>
      <text:p text:style-name="P9">1. Rejestracja w systemie</text:p>
      <text:p text:style-name="P9"><text:span text:style-name="T11">2</text:span>. Logowanie do systemu</text:p>
      <text:p text:style-name="P10">3. Modyfikowanie<text:span text:style-name="T3"> danych osobowych</text:span></text:p>
      <text:p text:style-name="P11"><text:span text:style-name="T11">4</text:span>. Doda<text:span text:style-name="T1">wanie i usuwanie pracownika</text:span></text:p>
      <text:p text:style-name="P12"><text:span text:style-name="T11">5</text:span>. <text:span text:style-name="T11">Edytowanie</text:span> danych <text:span text:style-name="T11">pracownika</text:span></text:p>
      <text:p text:style-name="P13"><text:span text:style-name="T11">6</text:span>. <text:span text:style-name="T1">Dodawanie i usuwanie pokoi z bazy</text:span></text:p>
      <text:p text:style-name="P12"><text:span text:style-name="T11">7</text:span>. <text:span text:style-name="T11">Dodawanie i edycja cen pokoi</text:span></text:p>
      <text:p text:style-name="P12"><text:span text:style-name="T11">8</text:span>. <text:span text:style-name="T11">Edytowanie</text:span> parametrów poko<text:span text:style-name="T11">i</text:span></text:p>
      <text:p text:style-name="P12"><text:span text:style-name="T11">9</text:span>. Dodawanie i usuwanie akcji promocyjnych</text:p>
      <text:p text:style-name="P12"><text:span text:style-name="T11">10</text:span>. <text:span text:style-name="T11">Modyfikowanie</text:span> akcji promocyjnych</text:p>
      <text:p text:style-name="P11"><text:span text:style-name="T11">11</text:span>. Doda<text:span text:style-name="T11">wa</text:span>nie <text:span text:style-name="T1">i anulowanie</text:span> rezerwacji</text:p>
      <text:p text:style-name="P5"><text:span text:style-name="T11">12. Modyfikowanie</text:span> rezerwacji</text:p>
      <text:p text:style-name="P15"><text:span text:style-name="T11">13</text:span>. <text:span text:style-name="T11">Przeglądanie</text:span> aktualnych rezerwacji i <text:span text:style-name="T1">obłożenia pokoi</text:span></text:p>
      <text:p text:style-name="P10">14. <text:span text:style-name="T3">Przeglądanie historii rezerwacji</text:span></text:p>
      <text:p text:style-name="P10">15. Dokonanie płatności</text:p>
      <text:p text:style-name="P13"><text:span text:style-name="T11">16</text:span>. Wydruk<text:span text:style-name="T11">owanie</text:span>/<text:span text:style-name="T11">przesłanie</text:span> rachunku za pobyt</text:p>
      <text:p text:style-name="P10">17. Wysłanie formularza kontaktowego</text:p>
      <text:p text:style-name="P16">18. Wysłanie wiadomości e-mail/sms potwierdzającej dokonanie rezerwacji</text:p>
      <text:p text:style-name="P5"/>
      <text:p text:style-name="P4"/>
      <text:p text:style-name="P24"><text:span text:style-name="T12">5. Diagram przypadków użycia</text:span></text:p>
      <text:p text:style-name="P4"/>
      <text:p text:style-name="P4"/>
      <text:p text:style-name="P26">Kiedyś tu będzie :D</text:p>
      <text:p text:style-name="P4"/>
      <text:p text:style-name="P23"><text:span text:style-name="T15">6. </text:span>Wymagania niefu<text:span text:style-name="T4">n</text:span>kcjonalne</text:p>
      <text:p text:style-name="P17"/>
      <text:p text:style-name="P17">- <text:span text:style-name="T5">System powinien być intuicyjny w użyciu, użytkownik po 15 minutach powinien wiedzieć jak korzystać ze wszystkich dostępnych funkcjonalności.</text:span></text:p>
      <text:p text:style-name="P18">- System powinien spełniać wymogi <text:span text:style-name="T12">obowiązujących</text:span> ustaw o ochronie danych osobowych.</text:p>
      <text:p text:style-name="P18">- Autoryzacja użytkownika w systemie wymaga podania hasła składającego się z minimum 8 znaków <text:span text:style-name="T12">różnego rodzaju, wymagane jest, aby zawierało ono co najmniej jedną dużą literę oraz jeden znak specjalny</text:span>.</text:p>
      <text:p text:style-name="P19">- <text:span text:style-name="T6">System powinien być dostępny przez dowolną przeglądarkę internetową.</text:span></text:p>
      <text:p text:style-name="P19">- <text:span text:style-name="T12">Aplikacja mobilna powinna być dostępna dla urządzeń z Androidem.</text:span></text:p>
      <text:p text:style-name="P19">- <text:span text:style-name="T2">System powinien być dostępny w języku polskim.</text:span></text:p>
      <text:p text:style-name="P19">- <text:span text:style-name="T7">System nie powinien być narażony na utratę danych w czasie awarii.</text:span></text:p>
      <text:p text:style-name="P19"/>
      <text:p text:style-name="P19"/>
      <text:p text:style-name="P18"/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Libertine Display G" svg:font-family="'Linux Libertine Display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58:53.313000000</meta:creation-date>
    <meta:generator>LibreOffice/6.0.4.2$Windows_X86_64 LibreOffice_project/9b0d9b32d5dcda91d2f1a96dc04c645c450872bf</meta:generator>
    <dc:date>2019-03-24T13:24:38.758000000</dc:date>
    <meta:editing-duration>PT14M53S</meta:editing-duration>
    <meta:editing-cycles>3</meta:editing-cycles>
    <meta:document-statistic meta:table-count="0" meta:image-count="0" meta:object-count="0" meta:page-count="2" meta:paragraph-count="69" meta:word-count="491" meta:character-count="3603" meta:non-whitespace-character-count="3120"/>
  </office:meta>
</office:document-meta>
</file>